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2.929cm"/>
    </style:style>
    <style:style style:name="gr2" style:family="graphic" style:parent-style-name="standard">
      <style:graphic-properties svg:stroke-color="#000000" draw:fill="none" draw:fill-color="#faa61a" draw:textarea-horizontal-align="justify" draw:textarea-vertical-align="middle" draw:auto-grow-height="false" fo:min-height="2.417cm" fo:min-width="2.9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5.5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4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93cm" fo:min-width="2.0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656cm" fo:min-width="1.6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6.485cm"/>
    </style:style>
    <style:style style:name="gr1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6.106cm" fo:min-width="9.046cm" fo:padding-top="0.178cm" fo:padding-bottom="0.178cm" fo:padding-left="0.303cm" fo:padding-right="0.303cm"/>
    </style:style>
    <style:style style:name="gr1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471cm" fo:min-width="12.983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17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338cm" fo:min-width="5.342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581cm" fo:min-width="4.855cm" fo:padding-top="0.178cm" fo:padding-bottom="0.178cm" fo:padding-left="0.303cm" fo:padding-right="0.303cm"/>
    </style:style>
    <style:style style:name="gr21" style:family="graphic" style:parent-style-name="standard">
      <style:graphic-properties svg:stroke-color="#000000" draw:fill="solid" draw:fill-color="#faa61a" draw:textarea-horizontal-align="justify" draw:textarea-vertical-align="middle" draw:auto-grow-height="false" fo:min-height="2.417cm" fo:min-width="2.9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</style:style>
    <style:style style:name="gr2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7.772cm" fo:min-width="9.3cm" fo:padding-top="0.178cm" fo:padding-bottom="0.178cm" fo:padding-left="0.303cm" fo:padding-right="0.303cm"/>
    </style:style>
    <style:style style:name="gr2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962cm" fo:min-width="4.855cm" fo:padding-top="0.178cm" fo:padding-bottom="0.178cm" fo:padding-left="0.303cm" fo:padding-right="0.303cm"/>
    </style:style>
    <style:style style:name="gr26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962cm" fo:min-width="12.348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1.407cm"/>
    </style:style>
    <style:style style:name="gr32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1.147cm" fo:min-width="5.596cm"/>
    </style:style>
    <style:style style:name="gr33" style:family="graphic" style:parent-style-name="standard">
      <style:graphic-properties draw:stroke="solid" draw:stroke-dash="Ultrafine_20_2_20_Dots_20_3_20_Dashes" svg:stroke-color="#000000" draw:fill="none" draw:fill-color="#faa61a" draw:textarea-horizontal-align="justify" draw:textarea-vertical-align="middle" draw:auto-grow-height="false" fo:min-height="2.417cm" fo:min-width="2.929cm"/>
    </style:style>
    <style:style style:name="gr34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2.417cm" fo:min-width="2.929cm"/>
    </style:style>
    <style:style style:name="gr36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1.293cm" fo:min-width="2.0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38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454cm" fo:min-width="4.347cm" fo:padding-top="0.178cm" fo:padding-bottom="0.178cm" fo:padding-left="0.303cm" fo:padding-right="0.30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2.37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9.36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3cm"/>
    </style:style>
    <style:style style:name="gr44" style:family="graphic" style:parent-style-name="standard">
      <style:graphic-properties draw:stroke="none" draw:fill="none" fo:min-height="0.713cm"/>
    </style:style>
    <style:style style:name="gr4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24cm" fo:min-width="6.506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51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472cm" fo:min-width="2.642cm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aa61a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aa61a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ed1c24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fo:color="#ce181e"/>
    </style:style>
    <style:style style:name="P11" style:family="paragraph">
      <loext:graphic-properties draw:fill="none" draw:fill-color="#ffffff"/>
      <style:text-properties fo:color="#ce181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2.667cm" svg:x="4.518cm" svg:y="9.948cm">
          <text:p text:style-name="P1">MTN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429cm" svg:height="2.667cm" svg:x="10.818cm" svg:y="9.948cm">
          <text:p text:style-name="P1">DataSyn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947cm" svg:y1="11.281cm" svg:x2="10.818cm" svg:y2="11.281cm" draw:start-shape="id1" draw:start-glue-point="1" draw:end-shape="id2" draw:end-glue-point="3" svg:d="M7947 11281h2871" svg:viewBox="0 0 2872 1">
          <text:p/>
        </draw:connector>
        <draw:custom-shape draw:style-name="gr4" draw:text-style-name="P2" xml:id="id3" draw:id="id3" draw:layer="layout" svg:width="6.096cm" svg:height="1.397cm" svg:x="17.472cm" svg:y="10.583cm">
          <text:p text:style-name="P1">DataSync-Queu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.247cm" svg:y1="11.281cm" svg:x2="17.472cm" svg:y2="11.281cm" draw:start-shape="id2" draw:start-glue-point="1" draw:end-shape="id3" draw:end-glue-point="3" svg:d="M14247 11281h3225" svg:viewBox="0 0 3226 1">
          <text:p/>
        </draw:connector>
        <draw:frame draw:style-name="gr5" draw:text-style-name="P4" draw:layer="layout" svg:width="10.747cm" svg:height="1.195cm" svg:x="31.72cm" svg:y="8.202cm">
          <draw:text-box>
            <text:p><text:span text:style-name="T1">ConsumerAddDelParsing</text:span></text:p>
          </draw:text-box>
        </draw:frame>
        <draw:custom-shape draw:style-name="gr1" draw:text-style-name="P2" xml:id="id4" draw:id="id4" draw:layer="layout" svg:width="3.429cm" svg:height="2.667cm" svg:x="31.018cm" svg:y="9.948cm">
          <text:p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568cm" svg:y1="11.281cm" svg:x2="31.018cm" svg:y2="11.281cm" draw:start-shape="id3" draw:start-glue-point="1" draw:end-shape="id4" draw:end-glue-point="3" svg:d="M23568 11281h7450" svg:viewBox="0 0 7451 1">
          <text:p/>
        </draw:connector>
        <draw:custom-shape draw:style-name="gr6" draw:text-style-name="P2" xml:id="id5" draw:id="id5" draw:layer="layout" svg:width="2.54cm" svg:height="2.921cm" svg:x="38.504cm" svg:y="9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5" draw:layer="layout" svg:width="3.846cm" svg:height="0.962cm" svg:x="37.833cm" svg:y="12.75cm">
          <draw:text-box>
            <text:p text:style-name="P1">tbl_services</text:p>
          </draw:text-box>
        </draw:frame>
        <draw:connector draw:style-name="gr3" draw:text-style-name="P2" draw:layer="layout" draw:type="line" svg:x1="38.504cm" svg:y1="11.236cm" svg:x2="34.447cm" svg:y2="11.281cm" draw:start-shape="id5" draw:start-glue-point="6" draw:end-shape="id4" draw:end-glue-point="1" svg:d="M38504 11236l-4057 45" svg:viewBox="0 0 4058 46">
          <text:p/>
        </draw:connector>
        <draw:custom-shape draw:style-name="gr4" draw:text-style-name="P2" xml:id="id7" draw:id="id7" draw:layer="layout" svg:width="6.096cm" svg:height="1.397cm" svg:x="17.472cm" svg:y="14.869cm">
          <text:p><text:s/>SendSMS-Queue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2.54cm" svg:height="2.921cm" svg:x="38.505cm" svg:y="15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9" draw:id="id9" draw:layer="layout" svg:width="2.54cm" svg:height="2.921cm" svg:x="38.506cm" svg:y="20.3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5" draw:layer="layout" svg:width="5.239cm" svg:height="0.962cm" svg:x="37.149cm" svg:y="14.606cm">
          <draw:text-box>
            <text:p>tbl_service_user</text:p>
          </draw:text-box>
        </draw:frame>
        <draw:frame draw:style-name="gr9" draw:text-style-name="P5" draw:layer="layout" svg:width="4.655cm" svg:height="0.962cm" svg:x="37.606cm" svg:y="19.378cm">
          <draw:text-box>
            <text:p>tbl_mo_mt_log</text:p>
          </draw:text-box>
        </draw:frame>
        <draw:frame draw:style-name="gr10" draw:text-style-name="P4" draw:layer="layout" svg:width="4.491cm" svg:height="1.238cm" svg:x="18.385cm" svg:y="8.107cm">
          <draw:text-box>
            <text:p><text:span text:style-name="T1">ActiveMQ</text:span></text:p>
          </draw:text-box>
        </draw:frame>
        <draw:custom-shape draw:style-name="gr11" draw:text-style-name="P2" xml:id="id6" draw:id="id6" draw:layer="layout" svg:width="4.318cm" svg:height="3.81cm" svg:x="30.589cm" svg:y="15.393cm">
          <text:p text:style-name="P1">Service</text:p>
          <text:p text:style-name="P1">Exi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32.732cm" svg:y1="12.615cm" svg:x2="32.748cm" svg:y2="15.393cm" draw:start-shape="id4" draw:start-glue-point="2" draw:end-shape="id6" draw:end-glue-point="4" svg:d="M32732 12615l16 2778" svg:viewBox="0 0 17 2779">
          <text:p/>
        </draw:connector>
        <draw:connector draw:style-name="gr12" draw:text-style-name="P2" draw:layer="layout" svg:x1="30.589cm" svg:y1="17.298cm" svg:x2="23.568cm" svg:y2="15.567cm" draw:start-shape="id6" draw:start-glue-point="5" draw:end-shape="id7" draw:end-glue-point="1" svg:d="M30589 17298h-3510v-1731h-3511" svg:viewBox="0 0 7022 1732">
          <text:p text:style-name="P1"><text:s text:c="5"/>Y</text:p>
        </draw:connector>
        <draw:connector draw:style-name="gr12" draw:text-style-name="P2" draw:layer="layout" draw:type="line" svg:x1="34.907cm" svg:y1="17.298cm" svg:x2="38.505cm" svg:y2="17.236cm" draw:start-shape="id6" draw:start-glue-point="7" draw:end-shape="id8" draw:end-glue-point="6" svg:d="M34907 17298l3598-62" svg:viewBox="0 0 3599 63">
          <text:p text:style-name="P1">Y</text:p>
          <text:p text:style-name="P1"/>
        </draw:connector>
        <draw:connector draw:style-name="gr3" draw:text-style-name="P2" draw:layer="layout" svg:x1="34.907cm" svg:y1="17.298cm" svg:x2="38.506cm" svg:y2="21.836cm" draw:start-shape="id6" draw:start-glue-point="7" draw:end-shape="id9" draw:end-glue-point="6" svg:d="M34907 17298h1800v4538h1799" svg:viewBox="0 0 3600 4539">
          <text:p/>
        </draw:connector>
        <draw:custom-shape draw:style-name="gr13" draw:text-style-name="P2" xml:id="id10" draw:id="id10" draw:layer="layout" svg:width="6.985cm" svg:height="1.397cm" svg:x="17.472cm" svg:y="20.068cm">
          <text:p>Garbage-DataReceive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2.748cm" svg:y1="19.203cm" svg:x2="24.457cm" svg:y2="20.766cm" draw:start-shape="id6" draw:start-glue-point="6" draw:end-shape="id10" draw:end-glue-point="1" svg:d="M32748 19203v1563h-8291" svg:viewBox="0 0 8292 1564">
          <text:p/>
        </draw:connector>
        <draw:custom-shape draw:style-name="gr14" draw:text-style-name="P2" draw:layer="layout" svg:width="9.652cm" svg:height="16.462cm" svg:x="16.202cm" svg:y="9.4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3.589cm" svg:height="15.827cm" svg:x="30.235cm" svg:y="9.472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0.959cm" svg:height="1.081cm" svg:x="31.435cm" svg:y="19.646cm">
          <draw:text-box>
            <text:p>N</text:p>
          </draw:text-box>
        </draw:frame>
        <draw:custom-shape draw:style-name="gr1" draw:text-style-name="P2" xml:id="id11" draw:id="id11" draw:layer="layout" svg:width="3.429cm" svg:height="2.667cm" svg:x="10.818cm" svg:y="19.948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7.472cm" svg:y1="15.567cm" svg:x2="12.532cm" svg:y2="19.948cm" draw:start-shape="id7" draw:start-glue-point="3" draw:end-shape="id11" draw:end-glue-point="0" svg:d="M17472 15567h-4940v4381" svg:viewBox="0 0 4941 4382">
          <text:p/>
        </draw:connector>
        <draw:line draw:style-name="gr17" draw:text-style-name="P2" draw:layer="layout" svg:x1="9.217cm" svg:y1="9.551cm" svg:x2="9.217cm" svg:y2="35.459cm">
          <text:p/>
        </draw:line>
        <draw:custom-shape draw:style-name="gr1" draw:text-style-name="P2" xml:id="id12" draw:id="id12" draw:layer="layout" svg:width="3.429cm" svg:height="2.667cm" svg:x="4.518cm" svg:y="26.248cm">
          <text:p text:style-name="P1">SendSM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532cm" svg:y1="22.615cm" svg:x2="7.947cm" svg:y2="27.581cm" draw:start-shape="id11" draw:start-glue-point="2" draw:end-shape="id12" draw:end-glue-point="1" svg:d="M12532 22615v4966h-4585" svg:viewBox="0 0 4586 4967">
          <text:p/>
        </draw:connector>
        <draw:connector draw:style-name="gr3" draw:text-style-name="P2" draw:layer="layout" draw:line-skew="3.709cm" svg:x1="12.532cm" svg:y1="22.615cm" svg:x2="39.776cm" svg:y2="23.296cm" draw:start-shape="id11" draw:start-glue-point="2" draw:end-shape="id9" draw:end-glue-point="7" svg:d="M12532 22615v4891h27244v-4210" svg:viewBox="0 0 27245 4892">
          <text:p/>
        </draw:connector>
        <draw:custom-shape draw:style-name="gr18" draw:text-style-name="P2" draw:layer="layout" svg:width="5.842cm" svg:height="5.588cm" svg:x="9.725cm" svg:y="18.93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9.542cm" svg:height="1.195cm" svg:x="8.143cm" svg:y="17.429cm">
          <draw:text-box>
            <text:p><text:span text:style-name="T1">ConsumerSMSSender</text:span></text:p>
          </draw:text-box>
        </draw:frame>
        <draw:custom-shape draw:style-name="gr20" draw:text-style-name="P2" draw:layer="layout" svg:width="5.461cm" svg:height="3.937cm" svg:x="9.852cm" svg:y="9.4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491cm" svg:height="1.238cm" svg:x="10.443cm" svg:y="8.329cm">
          <draw:text-box>
            <text:p><text:span text:style-name="T1">DataSync</text:span></text:p>
          </draw:text-box>
        </draw:frame>
        <draw:custom-shape draw:style-name="gr1" draw:text-style-name="P2" xml:id="id13" draw:id="id13" draw:layer="layout" svg:width="3.429cm" svg:height="2.667cm" svg:x="4.518cm" svg:y="30.641cm">
          <text:p text:style-name="P1">MTN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429cm" svg:height="2.667cm" svg:x="10.868cm" svg:y="30.641cm">
          <text:p text:style-name="P1">GetSM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947cm" svg:y1="31.974cm" svg:x2="10.868cm" svg:y2="31.974cm" draw:start-shape="id13" draw:start-glue-point="1" draw:end-shape="id14" draw:end-glue-point="3" svg:d="M7947 31974h2921" svg:viewBox="0 0 2922 1">
          <text:p/>
        </draw:connector>
        <draw:custom-shape draw:style-name="gr4" draw:text-style-name="P2" xml:id="id18" draw:id="id18" draw:layer="layout" svg:width="6.096cm" svg:height="1.397cm" svg:x="17.472cm" svg:y="21.77cm">
          <text:p>DeliveryStatus-SMS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6.096cm" svg:height="1.397cm" svg:x="17.472cm" svg:y="23.421cm">
          <text:p><text:s text:c="3"/>Received-SMS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3.429cm" svg:height="2.667cm" svg:x="15.068cm" svg:y="28.187cm">
          <text:p text:style-name="P1">SMS</text:p>
          <text:p text:style-name="P1">Received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3.429cm" svg:height="2.667cm" svg:x="15.094cm" svg:y="33.019cm">
          <text:p text:style-name="P1">Delivery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582cm" svg:y1="30.641cm" svg:x2="15.068cm" svg:y2="29.52cm" draw:start-shape="id14" draw:start-glue-point="0" draw:end-shape="id15" draw:end-glue-point="3" svg:d="M12582 30641v-1121h2486" svg:viewBox="0 0 2487 1122">
          <text:p/>
        </draw:connector>
        <draw:connector draw:style-name="gr3" draw:text-style-name="P2" draw:layer="layout" svg:x1="12.582cm" svg:y1="33.308cm" svg:x2="15.094cm" svg:y2="34.352cm" draw:start-shape="id14" draw:start-glue-point="2" draw:end-shape="id16" draw:end-glue-point="3" svg:d="M12582 33308v1044h2512" svg:viewBox="0 0 2513 1045">
          <text:p/>
        </draw:connector>
        <draw:connector draw:style-name="gr3" draw:text-style-name="P2" draw:layer="layout" svg:x1="18.497cm" svg:y1="29.52cm" svg:x2="20.52cm" svg:y2="24.818cm" draw:start-shape="id15" draw:start-glue-point="1" draw:end-shape="id17" draw:end-glue-point="2" svg:d="M18497 29520h2023v-4702" svg:viewBox="0 0 2024 4703">
          <text:p/>
        </draw:connector>
        <draw:connector draw:style-name="gr3" draw:text-style-name="P2" draw:layer="layout" draw:line-skew="1.023cm" svg:x1="18.523cm" svg:y1="34.352cm" svg:x2="23.568cm" svg:y2="22.468cm" draw:start-shape="id16" draw:start-glue-point="1" draw:end-shape="id18" draw:end-glue-point="1" svg:d="M18523 34352h6569v-11884h-1524" svg:viewBox="0 0 6570 11885">
          <text:p/>
        </draw:connector>
        <draw:custom-shape draw:style-name="gr21" draw:text-style-name="P6" xml:id="id19" draw:id="id19" draw:layer="layout" svg:width="3.429cm" svg:height="2.667cm" svg:x="31.47cm" svg:y="28.22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3.568cm" svg:y1="24.119cm" svg:x2="31.47cm" svg:y2="29.553cm" draw:start-shape="id17" draw:start-glue-point="1" draw:end-shape="id19" draw:end-glue-point="3" svg:d="M23568 24119h3951v5434h3951" svg:viewBox="0 0 7903 5435">
          <text:p/>
        </draw:connector>
        <draw:connector draw:style-name="gr3" draw:text-style-name="P2" draw:layer="layout" draw:line-skew="1.389cm" svg:x1="41.044cm" svg:y1="11.236cm" svg:x2="34.899cm" svg:y2="29.553cm" draw:start-shape="id5" draw:start-glue-point="8" draw:end-shape="id19" draw:end-glue-point="1" svg:d="M41044 11236h1891v18317h-8036" svg:viewBox="0 0 8037 18318">
          <text:p/>
        </draw:connector>
        <draw:frame draw:style-name="gr22" draw:text-style-name="P5" draw:layer="layout" svg:width="4.304cm" svg:height="0.962cm" svg:x="37.107cm" svg:y="28.728cm">
          <draw:text-box>
            <text:p>Service Code</text:p>
          </draw:text-box>
        </draw:frame>
        <draw:connector draw:style-name="gr3" draw:text-style-name="P2" draw:layer="layout" svg:x1="33.184cm" svg:y1="28.22cm" svg:x2="38.506cm" svg:y2="21.836cm" draw:start-shape="id19" draw:start-glue-point="0" draw:end-shape="id9" draw:end-glue-point="6" svg:d="M33184 28220v-6384h5322" svg:viewBox="0 0 5323 6385">
          <text:p/>
        </draw:connector>
        <draw:custom-shape draw:style-name="gr1" draw:text-style-name="P2" xml:id="id20" draw:id="id20" draw:layer="layout" svg:width="3.429cm" svg:height="2.667cm" svg:x="31.47cm" svg:y="31.92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427cm" svg:x1="23.568cm" svg:y1="22.468cm" svg:x2="31.47cm" svg:y2="33.253cm" draw:start-shape="id18" draw:start-glue-point="1" draw:end-shape="id20" draw:end-glue-point="3" svg:d="M23568 22468h3524v10785h4378" svg:viewBox="0 0 7903 10786">
          <text:p/>
        </draw:connector>
        <draw:custom-shape draw:style-name="gr6" draw:text-style-name="P2" xml:id="id21" draw:id="id21" draw:layer="layout" svg:width="2.54cm" svg:height="2.921cm" svg:x="38.507cm" svg:y="31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3" draw:text-style-name="P5" draw:layer="layout" svg:width="6.412cm" svg:height="0.962cm" svg:x="36.702cm" svg:y="34.721cm">
          <draw:text-box>
            <text:p>sendsms_deliverylog</text:p>
          </draw:text-box>
        </draw:frame>
        <draw:connector draw:style-name="gr3" draw:text-style-name="P2" draw:layer="layout" svg:x1="34.899cm" svg:y1="33.253cm" svg:x2="38.507cm" svg:y2="33.236cm" draw:start-shape="id20" draw:start-glue-point="1" draw:end-shape="id21" draw:end-glue-point="6" svg:d="M34899 33253h1804v-17h1804" svg:viewBox="0 0 3609 18">
          <text:p/>
        </draw:connector>
        <draw:custom-shape draw:style-name="gr24" draw:text-style-name="P2" draw:layer="layout" svg:width="9.906cm" svg:height="8.128cm" svg:x="10.106cm" svg:y="27.887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3.873cm" svg:height="1.195cm" draw:transform="rotate (-1.56381500978692) translate (21.232cm 30.052cm)">
          <draw:text-box>
            <text:p><text:span text:style-name="T1">GetSMS</text:span></text:p>
          </draw:text-box>
        </draw:frame>
        <draw:custom-shape draw:style-name="gr25" draw:text-style-name="P2" draw:layer="layout" svg:width="5.461cm" svg:height="4.318cm" svg:x="30.489cm" svg:y="27.07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2.954cm" svg:height="4.318cm" svg:x="30.489cm" svg:y="31.677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9.744cm" svg:height="1.275cm" svg:x="30.143cm" svg:y="25.829cm">
          <draw:text-box>
            <text:p><text:span text:style-name="T1">ConsumerSMSParsing</text:span></text:p>
          </draw:text-box>
        </draw:frame>
        <draw:frame draw:style-name="gr28" draw:text-style-name="P4" draw:layer="layout" svg:width="11.557cm" svg:height="1.22cm" svg:x="34.553cm" svg:y="30.429cm">
          <draw:text-box>
            <text:p><text:span text:style-name="T1">ConsumerDeliveryParsing</text:span></text:p>
          </draw:text-box>
        </draw:frame>
        <draw:frame draw:style-name="gr29" draw:text-style-name="P7" draw:layer="layout" svg:width="10.357cm" svg:height="0.962cm" svg:x="1cm" svg:y="40.05cm">
          <draw:text-box>
            <text:p><text:span text:style-name="T2">Designed by A.R. Khatami Doost</text:span></text:p>
          </draw:text-box>
        </draw:frame>
        <draw:frame draw:style-name="gr30" draw:text-style-name="P5" draw:layer="layout" svg:width="1.907cm" svg:height="0.962cm" svg:x="12.795cm" svg:y="28.368cm">
          <draw:text-box>
            <text:p>9898</text:p>
          </draw:text-box>
        </draw:frame>
        <draw:frame draw:style-name="gr31" draw:text-style-name="P5" draw:layer="layout" svg:width="1.907cm" svg:height="0.987cm" svg:x="12.668cm" svg:y="34.52cm">
          <draw:text-box>
            <text:p>9899</text:p>
          </draw:text-box>
        </draw:frame>
        <draw:custom-shape draw:style-name="gr32" draw:text-style-name="P8" xml:id="id22" draw:id="id22" draw:layer="layout" svg:width="6.096cm" svg:height="1.397cm" svg:x="17.472cm" svg:y="18.269cm">
          <text:p><text:s/>API-SMSReceiv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.782cm" svg:y1="28.187cm" svg:x2="17.472cm" svg:y2="18.967cm" draw:start-shape="id15" draw:start-glue-point="0" draw:end-shape="id22" draw:end-glue-point="3" svg:d="M16782 28187v-9220h690" svg:viewBox="0 0 691 9221">
          <text:p/>
        </draw:connector>
        <draw:custom-shape draw:style-name="gr32" draw:text-style-name="P8" xml:id="id23" draw:id="id23" draw:layer="layout" svg:width="6.096cm" svg:height="1.397cm" svg:x="17.472cm" svg:y="16.569cm">
          <text:p><text:s/>API-DeliveryReceiv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1.428cm" svg:x1="18.523cm" svg:y1="34.352cm" svg:x2="23.568cm" svg:y2="17.267cm" draw:start-shape="id16" draw:start-glue-point="1" draw:end-shape="id23" draw:end-glue-point="1" svg:d="M18523 34352h6974v-17085h-1929" svg:viewBox="0 0 6975 17086">
          <text:p/>
        </draw:connector>
        <draw:custom-shape draw:style-name="gr32" draw:text-style-name="P8" xml:id="id24" draw:id="id24" draw:layer="layout" svg:width="6.096cm" svg:height="1.397cm" svg:x="17.472cm" svg:y="12.669cm">
          <text:p><text:s/>API-DataSyn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247cm" svg:y1="11.281cm" svg:x2="17.472cm" svg:y2="13.367cm" draw:start-shape="id2" draw:start-glue-point="1" draw:end-shape="id24" draw:end-glue-point="3" svg:d="M14247 11281h1612v2086h1613" svg:viewBox="0 0 3226 2087">
          <text:p/>
        </draw:connector>
        <draw:custom-shape draw:style-name="gr33" draw:text-style-name="P3" xml:id="id25" draw:id="id25" draw:layer="layout" svg:width="3.429cm" svg:height="2.667cm" svg:x="45.818cm" svg:y="12.848cm">
          <text:p text:style-name="P1">Consumer</text:p>
          <text:p text:style-name="P1">API Data</text:p>
          <text:p text:style-name="P1">Sync</text:p>
          <draw:enhanced-geometry svg:viewBox="0 0 21600 21600" draw:type="rectangle" draw:enhanced-path="M 0 0 L 21600 0 21600 21600 0 21600 0 0 Z N"/>
        </draw:custom-shape>
        <draw:connector draw:style-name="gr34" draw:text-style-name="P2" draw:layer="layout" svg:x1="23.568cm" svg:y1="13.367cm" svg:x2="45.818cm" svg:y2="14.181cm" draw:start-shape="id24" draw:start-glue-point="1" draw:end-shape="id25" draw:end-glue-point="3" svg:d="M23568 13367h11125v814h11125" svg:viewBox="0 0 22251 815">
          <text:p/>
        </draw:connector>
        <draw:custom-shape draw:style-name="gr2" draw:text-style-name="P3" xml:id="id27" draw:id="id27" draw:layer="layout" svg:width="3.429cm" svg:height="2.667cm" svg:x="45.818cm" svg:y="17.548cm">
          <text:p text:style-name="P1">Consumer</text:p>
          <text:p text:style-name="P1">API Delivery</text:p>
          <text:p text:style-name="P1">Receive</text:p>
          <draw:enhanced-geometry svg:viewBox="0 0 21600 21600" draw:type="rectangle" draw:enhanced-path="M 0 0 L 21600 0 21600 21600 0 21600 0 0 Z N"/>
        </draw:custom-shape>
        <draw:custom-shape draw:style-name="gr35" draw:text-style-name="P8" xml:id="id28" draw:id="id28" draw:layer="layout" svg:width="3.429cm" svg:height="2.667cm" svg:x="45.818cm" svg:y="22.648cm">
          <text:p text:style-name="P1">Consumer</text:p>
          <text:p text:style-name="P1">API SMS</text:p>
          <text:p text:style-name="P1">Receive</text:p>
          <draw:enhanced-geometry svg:viewBox="0 0 21600 21600" draw:type="rectangle" draw:enhanced-path="M 0 0 L 21600 0 21600 21600 0 21600 0 0 Z N"/>
        </draw:custom-shape>
        <draw:custom-shape draw:style-name="gr36" draw:text-style-name="P8" xml:id="id26" draw:id="id26" draw:layer="layout" svg:width="2.54cm" svg:height="2.921cm" svg:x="50.805cm" svg:y="7.4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7" draw:text-style-name="P5" draw:layer="layout" svg:width="4.13cm" svg:height="0.962cm" svg:x="50.015cm" svg:y="6.37cm">
          <draw:text-box>
            <text:p text:style-name="P1">tbl_customer</text:p>
          </draw:text-box>
        </draw:frame>
        <draw:connector draw:style-name="gr3" draw:text-style-name="P2" draw:layer="layout" svg:x1="52.075cm" svg:y1="10.396cm" svg:x2="47.532cm" svg:y2="12.848cm" draw:start-shape="id26" draw:start-glue-point="7" draw:end-shape="id25" draw:end-glue-point="0" svg:d="M52075 10396v1226h-4543v1226" svg:viewBox="0 0 4544 2453">
          <text:p/>
        </draw:connector>
        <draw:connector draw:style-name="gr3" draw:text-style-name="P2" draw:layer="layout" draw:line-skew="2.231cm" svg:x1="52.075cm" svg:y1="10.396cm" svg:x2="47.532cm" svg:y2="17.548cm" draw:start-shape="id26" draw:start-glue-point="7" draw:end-shape="id27" draw:end-glue-point="0" svg:d="M52075 10396v5807h-4543v1345" svg:viewBox="0 0 4544 7153">
          <text:p/>
        </draw:connector>
        <draw:connector draw:style-name="gr3" draw:text-style-name="P2" draw:layer="layout" draw:line-skew="4.503cm" svg:x1="52.075cm" svg:y1="10.396cm" svg:x2="47.532cm" svg:y2="22.648cm" draw:start-shape="id26" draw:start-glue-point="7" draw:end-shape="id28" draw:end-glue-point="0" svg:d="M52075 10396v10629h-4543v1623" svg:viewBox="0 0 4544 12253">
          <text:p/>
        </draw:connector>
        <draw:polyline draw:style-name="gr38" draw:text-style-name="P2" xml:id="id29" draw:id="id29" draw:layer="layout" svg:width="31.114cm" svg:height="13.805cm" draw:transform="rotate (-3.14159265358979) translate (45.817cm 19.124cm)" svg:viewBox="0 0 31115 13806" draw:points="28448,2101 31115,2101 31115,13806 1143,13806 1143,0 0,0">
          <text:p/>
        </draw:polyline>
        <draw:connector draw:style-name="gr3" draw:text-style-name="P2" draw:layer="layout" draw:type="line" svg:x1="30.259cm" svg:y1="5.318cm" svg:x2="30.259cm" svg:y2="5.318cm" draw:start-shape="id29" draw:end-shape="id29" svg:d="M30259 5318z" svg:viewBox="0 0 1 1">
          <text:p/>
        </draw:connector>
        <draw:polyline draw:style-name="gr38" draw:text-style-name="P2" draw:layer="layout" svg:width="22.097cm" svg:height="5.206cm" svg:x="23.592cm" svg:y="18.997cm" svg:viewBox="0 0 22098 5207" draw:points="0,0 4699,0 4699,5207 22098,5207">
          <text:p/>
        </draw:polyline>
        <draw:custom-shape draw:style-name="gr39" draw:text-style-name="P2" draw:layer="layout" svg:width="4.953cm" svg:height="3.81cm" svg:x="45.02cm" svg:y="12.1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953cm" svg:height="3.81cm" svg:x="45.02cm" svg:y="16.8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953cm" svg:height="3.81cm" svg:x="45.02cm" svg:y="21.85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747cm" svg:height="1.195cm" svg:x="31.721cm" svg:y="8.203cm">
          <draw:text-box>
            <text:p><text:span text:style-name="T1">ConsumerAddDelParsing</text:span></text:p>
          </draw:text-box>
        </draw:frame>
        <draw:frame draw:style-name="gr5" draw:text-style-name="P4" draw:layer="layout" svg:width="10.747cm" svg:height="1.195cm" svg:x="31.721cm" svg:y="8.203cm">
          <draw:text-box>
            <text:p><text:span text:style-name="T1">ConsumerAddDelParsing</text:span></text:p>
          </draw:text-box>
        </draw:frame>
        <draw:custom-shape draw:style-name="gr40" draw:text-style-name="P2" xml:id="id30" draw:id="id30" draw:layer="layout" svg:width="4.064cm" svg:height="4.064cm" svg:x="48.957cm" svg:y="31.713cm">
          <text:p text:style-name="P1">WWW</text:p>
          <text:p text:style-name="P1">Custo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9.247cm" svg:y1="14.181cm" svg:x2="50.989cm" svg:y2="31.713cm" draw:start-shape="id25" draw:start-glue-point="1" draw:end-shape="id30" draw:end-glue-point="4" svg:d="M49247 14181h1742v17532" svg:viewBox="0 0 1743 17533">
          <text:p/>
        </draw:connector>
        <draw:connector draw:style-name="gr3" draw:text-style-name="P2" draw:layer="layout" svg:x1="49.247cm" svg:y1="18.881cm" svg:x2="50.989cm" svg:y2="31.713cm" draw:start-shape="id27" draw:start-glue-point="1" draw:end-shape="id30" draw:end-glue-point="4" svg:d="M49247 18881h1742v12832" svg:viewBox="0 0 1743 12833">
          <text:p/>
        </draw:connector>
        <draw:connector draw:style-name="gr3" draw:text-style-name="P2" draw:layer="layout" svg:x1="49.247cm" svg:y1="23.981cm" svg:x2="50.989cm" svg:y2="31.713cm" draw:start-shape="id28" draw:start-glue-point="1" draw:end-shape="id30" draw:end-glue-point="4" svg:d="M49247 23981h1742v7732" svg:viewBox="0 0 1743 7733">
          <text:p/>
        </draw:connector>
        <draw:frame draw:style-name="gr30" draw:text-style-name="P5" draw:layer="layout" svg:width="1.907cm" svg:height="0.962cm" svg:x="14.792cm" svg:y="10.304cm">
          <draw:text-box>
            <text:p>9999</text:p>
          </draw:text-box>
        </draw:frame>
        <draw:frame draw:style-name="gr8" draw:text-style-name="P5" draw:layer="layout" svg:width="5.722cm" svg:height="0.962cm" svg:x="13.898cm" svg:y="30.951cm">
          <draw:text-box>
            <text:p>ServerForGetSMS</text:p>
          </draw:text-box>
        </draw:frame>
        <draw:frame draw:style-name="gr8" draw:text-style-name="P5" draw:layer="layout" svg:width="6.103cm" svg:height="0.962cm" svg:x="13.898cm" svg:y="31.951cm">
          <draw:text-box>
            <text:p>ServerForGetSMS2</text:p>
          </draw:text-box>
        </draw:frame>
        <draw:frame draw:style-name="gr41" draw:text-style-name="P5" draw:layer="layout" svg:width="49.863cm" svg:height="0.962cm" svg:x="3.683cm" svg:y="1.657cm">
          <draw:text-box>
            <text:p>DataSync Call : http://costumerDomain/page?userid=@userid&amp;serviceid=@serviceid&amp;productid=@productid&amp;result=@result&amp;resultdescription=@resultdescription&amp;spid=@spid</text:p>
          </draw:text-box>
        </draw:frame>
        <draw:custom-shape draw:style-name="gr36" draw:text-style-name="P8" xml:id="id31" draw:id="id31" draw:layer="layout" svg:width="2.54cm" svg:height="2.921cm" svg:x="53.451cm" svg:y="17.464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2" draw:text-style-name="P5" draw:layer="layout" svg:width="6.797cm" svg:height="0.962cm" draw:transform="rotate (-1.58249003278326) translate (57.471cm 16.009cm)">
          <draw:text-box>
            <text:p text:style-name="P1">tbl_consumer_call_log</text:p>
          </draw:text-box>
        </draw:frame>
        <draw:connector draw:style-name="gr3" draw:text-style-name="P2" draw:layer="layout" svg:x1="49.247cm" svg:y1="14.181cm" svg:x2="54.721cm" svg:y2="17.464cm" draw:start-shape="id25" draw:start-glue-point="1" draw:end-shape="id31" draw:end-glue-point="5" svg:d="M49247 14181h5474v3283" svg:viewBox="0 0 5475 3284">
          <text:p/>
        </draw:connector>
        <draw:connector draw:style-name="gr3" draw:text-style-name="P2" draw:layer="layout" svg:x1="49.247cm" svg:y1="18.881cm" svg:x2="53.451cm" svg:y2="18.925cm" draw:start-shape="id27" draw:start-glue-point="1" draw:end-shape="id31" draw:end-glue-point="6" svg:d="M49247 18881h2118v44h2086" svg:viewBox="0 0 4205 45">
          <text:p/>
        </draw:connector>
        <draw:connector draw:style-name="gr3" draw:text-style-name="P2" draw:layer="layout" svg:x1="49.247cm" svg:y1="23.981cm" svg:x2="54.721cm" svg:y2="20.385cm" draw:start-shape="id28" draw:start-glue-point="1" draw:end-shape="id31" draw:end-glue-point="7" svg:d="M49247 23981h5474v-3596" svg:viewBox="0 0 5475 3597">
          <text:p/>
        </draw:connector>
        <draw:frame draw:style-name="gr43" draw:text-style-name="P5" draw:layer="layout" svg:width="9.553cm" svg:height="0.962cm" svg:x="3.54cm" svg:y="5.11cm">
          <draw:text-box>
            <text:p>Database name : mobtakerandb</text:p>
          </draw:text-box>
        </draw:frame>
        <draw:frame draw:style-name="gr44" draw:text-style-name="P9" draw:layer="layout" svg:width="49.875cm" svg:height="0.963cm" svg:x="3.621cm" svg:y="2.632cm">
          <draw:text-box>
            <text:p>DeliveryReceivedSMS Call : http://costumerDomain/page?statusname=@statusname&amp;statusvalue=@statusvalue&amp;correlator=@correlator&amp;uniqid=@uniqid&amp;address=@address</text:p>
          </draw:text-box>
        </draw:frame>
        <draw:frame draw:style-name="gr44" draw:text-style-name="P9" draw:layer="layout" svg:width="45.833cm" svg:height="0.963cm" svg:x="3.612cm" svg:y="3.522cm">
          <draw:text-box>
            <text:p>SMS Call : http://costumerDomain/page?message=@message&amp;senderaddress=@senderaddress&amp;activationnumber=@activationnumber&amp;correlator=@correlator</text:p>
          </draw:text-box>
        </draw:frame>
        <draw:custom-shape draw:style-name="gr45" draw:text-style-name="P2" draw:layer="layout" svg:width="7.112cm" svg:height="5.08cm" svg:x="22.962cm" svg:y="35.4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2" draw:id="id32" draw:layer="layout" svg:width="2.54cm" svg:height="2.921cm" svg:x="33.999cm" svg:y="36.698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6" draw:text-style-name="P5" draw:layer="layout" svg:width="5.451cm" svg:height="0.962cm" svg:x="32.751cm" svg:y="39.585cm">
          <draw:text-box>
            <text:p>tbl_service_users</text:p>
          </draw:text-box>
        </draw:frame>
        <draw:custom-shape draw:style-name="gr1" draw:text-style-name="P2" xml:id="id33" draw:id="id33" draw:layer="layout" svg:width="3.429cm" svg:height="2.667cm" svg:x="24.861cm" svg:y="36.843cm">
          <text:p text:style-name="P1">Produc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3.999cm" svg:y1="38.159cm" svg:x2="28.29cm" svg:y2="38.176cm" draw:start-shape="id32" draw:start-glue-point="6" draw:end-shape="id33" draw:end-glue-point="1" svg:d="M33999 38159h-2855v17h-2854" svg:viewBox="0 0 5710 18">
          <text:p/>
        </draw:connector>
        <draw:frame draw:style-name="gr27" draw:text-style-name="P4" draw:layer="layout" svg:width="7.116cm" svg:height="1.275cm" svg:x="22.958cm" svg:y="34.165cm">
          <draw:text-box>
            <text:p><text:span text:style-name="T1">MTNAdminSMS</text:span></text:p>
          </draw:text-box>
        </draw:frame>
        <draw:custom-shape draw:style-name="gr47" draw:text-style-name="P2" xml:id="id34" draw:id="id34" draw:layer="layout" svg:width="3.175cm" svg:height="3.429cm" svg:x="17.628cm" svg:y="36.464cm">
          <text:p text:style-name="P1">Config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svg:x1="20.803cm" svg:y1="38.179cm" svg:x2="24.861cm" svg:y2="38.176cm" draw:start-shape="id34" draw:start-glue-point="7" draw:end-shape="id33" draw:end-glue-point="3" svg:d="M20803 38179h2037v-3h2021" svg:viewBox="0 0 4059 4">
          <text:p/>
        </draw:connector>
        <draw:connector draw:style-name="gr48" draw:text-style-name="P2" draw:layer="layout" svg:x1="26.575cm" svg:y1="36.843cm" svg:x2="23.568cm" svg:y2="15.567cm" draw:start-shape="id33" draw:start-glue-point="0" draw:end-shape="id7" draw:end-glue-point="1" svg:d="M26575 36843v-21276h-3007" svg:viewBox="0 0 3008 21277">
          <text:p/>
        </draw:connector>
        <draw:custom-shape draw:style-name="gr4" draw:text-style-name="P2" xml:id="id35" draw:id="id35" draw:layer="layout" svg:width="6.096cm" svg:height="1.397cm" svg:x="17.472cm" svg:y="6.483cm">
          <text:p text:style-name="P1">FailedQueue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934cm" svg:height="1.238cm" svg:x="18.986cm" svg:y="5.307cm">
          <draw:text-box>
            <text:p><text:span text:style-name="T1">Redis</text:span></text:p>
          </draw:text-box>
        </draw:frame>
        <draw:connector draw:style-name="gr49" draw:text-style-name="P2" draw:layer="layout" svg:x1="14.247cm" svg:y1="11.281cm" svg:x2="17.472cm" svg:y2="7.181cm" draw:start-shape="id2" draw:start-glue-point="1" draw:end-shape="id35" draw:end-glue-point="3" svg:d="M14247 11281h1612v-4100h1613" svg:viewBox="0 0 3226 4101">
          <text:p/>
        </draw:connector>
        <draw:frame draw:style-name="gr50" draw:text-style-name="P11" draw:layer="layout" svg:width="2.97cm" svg:height="0.962cm" svg:x="15.097cm" svg:y="6.08cm">
          <draw:text-box>
            <text:p text:style-name="P10"><text:span text:style-name="T3">IF Fail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19:42:00.400238081</meta:creation-date>
    <dc:date>2018-07-11T12:26:32.262506032</dc:date>
    <meta:editing-duration>PT22H5M4S</meta:editing-duration>
    <meta:editing-cycles>79</meta:editing-cycles>
    <meta:generator>LibreOffice/6.0.1.1$Linux_X86_64 LibreOffice_project/60bfb1526849283ce2491346ed2aa51c465abfe6</meta:generator>
    <meta:document-statistic meta:object-count="119"/>
  </office:meta>
</office:document-meta>
</file>